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6cm"/>
    </style:style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16.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18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505cm"/>
    </style:style>
    <style:style style:name="co9" style:family="table-column">
      <style:table-column-properties fo:break-before="auto" style:column-width="7.437cm"/>
    </style:style>
    <style:style style:name="co10" style:family="table-column">
      <style:table-column-properties fo:break-before="auto" style:column-width="15.702cm"/>
    </style:style>
    <style:style style:name="co11" style:family="table-column">
      <style:table-column-properties fo:break-before="auto" style:column-width="29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botto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 style:vertical-align="bottom"/>
      <style:text-properties style:text-position=""/>
    </style:style>
    <style:style style:name="ce3" style:family="table-cell" style:parent-style-name="Default">
      <style:table-cell-properties style:vertical-align="bottom"/>
      <style:text-properties style:text-position=""/>
    </style:style>
    <style:style style:name="ce4" style:family="table-cell" style:parent-style-name="Default">
      <style:table-cell-properties style:vertical-align="top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="0.06pt solid #000000" style:vertical-align="top"/>
      <style:text-properties style:text-position=""/>
    </style:style>
    <style:style style:name="ce8" style:family="table-cell" style:parent-style-name="Default">
      <style:table-cell-properties fo:border="0.06pt solid #000000" style:vertical-align="top"/>
      <style:text-properties style:text-position="" style:font-name="ＭＳ ゴシック" style:font-name-asian="ＭＳ ゴシック" style:font-name-complex="Mangal"/>
    </style:style>
    <style:style style:name="ce10" style:family="table-cell" style:parent-style-name="Default">
      <style:table-cell-properties fo:wrap-option="wrap" style:vertical-align="top"/>
      <style:text-properties style:text-position="" style:font-name="ＭＳ Ｐゴシック" style:font-name-asian="ＭＳ Ｐゴシック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style:text-position="" style:font-name="ＭＳ Ｐゴシック" style:font-name-asian="ＭＳ Ｐゴシック"/>
    </style:style>
    <style:style style:name="ce12" style:family="table-cell" style:parent-style-name="Default">
      <style:table-cell-properties fo:wrap-option="wrap" fo:border="0.06pt solid #000000" style:vertical-align="top"/>
      <style:text-properties style:text-position="" style:font-name="ＭＳ Ｐゴシック" style:font-name-asian="ＭＳ Ｐゴシック"/>
    </style:style>
    <style:style style:name="ce9" style:family="table-cell" style:parent-style-name="Default">
      <style:table-cell-properties fo:wrap-option="wrap" style:vertical-align="top"/>
      <style:text-properties style:text-position="" style:font-name="ＭＳ Ｐゴシック" fo:font-weight="bold" style:font-name-asian="ＭＳ Ｐゴシック" style:font-weight-asian="bold" style:font-weight-complex="bold"/>
    </style:style>
    <style:style style:name="ce29" style:family="table-cell" style:parent-style-name="Default">
      <style:table-cell-properties style:vertical-align="top"/>
      <style:text-properties style:text-position="" style:font-name="ＭＳ ゴシック" fo:font-size="10pt" fo:font-weight="bold" style:font-name-asian="ＭＳ ゴシック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vertical-align="top"/>
      <style:text-properties style:text-position="" style:font-name="ＭＳ ゴシック" fo:font-size="10pt" style:font-name-asian="ＭＳ ゴシック" style:font-size-asian="10pt" style:font-size-complex="10pt"/>
    </style:style>
    <style:style style:name="ce31" style:family="table-cell" style:parent-style-name="Default">
      <style:table-cell-properties fo:wrap-option="wrap" style:vertical-align="top"/>
      <style:text-properties style:text-position="" style:font-name="ＭＳ ゴシック" fo:font-size="10pt" style:font-name-asian="ＭＳ ゴシック" style:font-size-asian="10pt" style:font-size-complex="10pt"/>
    </style:style>
    <style:style style:name="ce17" style:family="table-cell" style:parent-style-name="Default">
      <style:table-cell-properties fo:background-color="transparent" style:vertical-align="botto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 style:vertical-align="bottom"/>
    </style:style>
    <style:style style:name="ce19" style:family="table-cell" style:parent-style-name="Default">
      <style:table-cell-properties style:vertical-align="bottom"/>
    </style:style>
    <style:style style:name="ce20" style:family="table-cell" style:parent-style-name="Default">
      <style:table-cell-properties style:vertical-align="top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</style:style>
    <style:style style:name="ce22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</style:style>
    <style:style style:name="ce23" style:family="table-cell" style:parent-style-name="Default">
      <style:table-cell-properties fo:border="0.06pt solid #000000" style:vertical-align="top"/>
    </style:style>
    <style:style style:name="ce24" style:family="table-cell" style:parent-style-name="Default">
      <style:table-cell-properties fo:border="0.06pt solid #000000" style:vertical-align="top"/>
      <style:text-properties style:font-name="ＭＳ ゴシック" style:font-name-asian="ＭＳ ゴシック" style:font-name-complex="Mangal"/>
    </style:style>
    <style:style style:name="ce25" style:family="table-cell" style:parent-style-name="Default">
      <style:table-cell-properties fo:wrap-option="wrap" style:vertical-align="top"/>
      <style:text-properties style:font-name="ＭＳ Ｐゴシック" fo:font-weight="bold" style:font-name-asian="ＭＳ Ｐゴシック" style:font-weight-asian="bold" style:font-weight-complex="bold"/>
    </style:style>
    <style:style style:name="ce26" style:family="table-cell" style:parent-style-name="Default">
      <style:table-cell-properties fo:wrap-option="wrap" style:vertical-align="top"/>
      <style:text-properties style:font-name="ＭＳ Ｐゴシック" style:font-name-asian="ＭＳ Ｐゴシック"/>
    </style:style>
    <style:style style:name="ce27" style:family="table-cell" style:parent-style-name="Default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style:font-name="ＭＳ Ｐゴシック" style:font-name-asian="ＭＳ Ｐゴシック"/>
    </style:style>
    <style:style style:name="ce28" style:family="table-cell" style:parent-style-name="Default">
      <style:table-cell-properties fo:wrap-option="wrap" fo:border="0.06pt solid #000000" style:vertical-align="top"/>
      <style:text-properties style:font-name="ＭＳ Ｐゴシック" style:font-name-asian="ＭＳ Ｐゴシック"/>
    </style:style>
    <style:style style:name="ce32" style:family="table-cell" style:parent-style-name="Default">
      <style:table-cell-properties style:vertical-align="top"/>
      <style:text-properties style:font-name="ＭＳ ゴシック" fo:font-size="10pt" fo:font-weight="bold" style:font-name-asian="ＭＳ ゴシック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vertical-align="top"/>
      <style:text-properties style:font-name="ＭＳ ゴシック" fo:font-size="10pt" style:font-name-asian="ＭＳ ゴシック" style:font-size-asian="10pt" style:font-size-complex="10pt"/>
    </style:style>
    <style:style style:name="ce34" style:family="table-cell" style:parent-style-name="Default">
      <style:table-cell-properties fo:wrap-option="wrap" style:vertical-align="top"/>
      <style:text-properties style:font-name="ＭＳ ゴシック" fo:font-size="10pt" style:font-name-asian="ＭＳ ゴシック" style:font-size-asian="10pt" style:font-size-complex="10pt"/>
    </style:style>
  </office:automatic-styles>
  <office:body>
    <office:spreadsheet>
      <table:table table:name="目次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目次</text:p>
          </table:table-cell>
          <table:covered-table-cell table:number-columns-repeated="3" table:style-name="ce5"/>
          <table:table-cell table:style-name="ce2" table:number-columns-repeated="1020"/>
        </table:table-row>
        <table:table-row table:style-name="ro1">
          <table:table-cell table:style-name="ce2"/>
          <table:table-cell table:style-name="ce5" table:number-columns-repeated="3"/>
          <table:table-cell table:style-name="ce2" table:number-columns-repeated="1020"/>
        </table:table-row>
        <table:table-row table:style-name="ro1">
          <table:table-cell table:style-name="ce3"/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項目</text:p>
          </table:table-cell>
          <table:table-cell table:style-name="ce6" office:value-type="string" calcext:value-type="string">
            <text:p>説明</text:p>
          </table:table-cell>
          <table:table-cell table:style-name="ce3" table:number-columns-repeated="1020"/>
        </table:table-row>
        <table:table-row table:style-name="ro1">
          <table:table-cell/>
          <table:table-cell table:style-name="ce7" table:formula="of:=ROW()-3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#コマンド一覧" xlink:type="simple">コマンド一覧</text:a></text:p>
          </table:table-cell>
          <table:table-cell table:style-name="ce8" office:value-type="string" calcext:value-type="string">
            <text:p>PMGT binとsbin内のコマンド一覧と概要</text:p>
          </table:table-cell>
          <table:table-cell table:number-columns-repeated="1020"/>
        </table:table-row>
        <table:table-row table:style-name="ro1">
          <table:table-cell/>
          <table:table-cell table:style-name="ce7" table:formula="of:=ROW()-3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#pmgt" xlink:type="simple">pmgt説明書</text:a></text:p>
          </table:table-cell>
          <table:table-cell table:style-name="ce8" office:value-type="string" calcext:value-type="string">
            <text:p>Puppet マニフェスト生成ツール(PMGT)の説明書</text:p>
          </table:table-cell>
          <table:table-cell table:number-columns-repeated="1020"/>
        </table:table-row>
        <table:table-row table:style-name="ro1">
          <table:table-cell/>
          <table:table-cell table:style-name="ce7" table:formula="of:=ROW()-3" office:value-type="float" office:value="3" calcext:value-type="float">
            <text:p>3</text:p>
          </table:table-cell>
          <table:table-cell table:style-name="ce7" office:value-type="string" calcext:value-type="string">
            <text:p><text:a xlink:href="#psshs" xlink:type="simple">psshs説明書</text:a></text:p>
          </table:table-cell>
          <table:table-cell table:style-name="ce7" office:value-type="string" calcext:value-type="string">
            <text:p>パラレルSSH/SCP連続実行処理の説明書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ROW()-3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#pmgt_collection" xlink:type="simple">pmgt_collection</text:a></text:p>
          </table:table-cell>
          <table:table-cell table:style-name="ce8" office:value-type="string" calcext:value-type="string">
            <text:p>OS 基本情報収集処理の説明書</text:p>
          </table:table-cell>
          <table:table-cell table:number-columns-repeated="1020"/>
        </table:table-row>
        <table:table-row table:style-name="ro1">
          <table:table-cell/>
          <table:table-cell table:style-name="ce7" table:formula="of:=ROW()-3" office:value-type="float" office:value="5" calcext:value-type="float">
            <text:p>5</text:p>
          </table:table-cell>
          <table:table-cell table:style-name="ce7" table:number-columns-repeated="2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コマンド一覧" table:style-name="ta1">
        <office:forms form:automatic-focus="false" form:apply-design-mode="false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5" table:number-columns-repeated="1019" table:default-cell-style-name="ce10"/>
        <table:table-row table:style-name="ro1">
          <table:table-cell table:style-name="ce9" office:value-type="string" calcext:value-type="string" table:number-columns-spanned="5" table:number-rows-spanned="1">
            <text:p>コマンド一覧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bin内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No.</text:p>
          </table:table-cell>
          <table:table-cell table:style-name="ce11" office:value-type="string" calcext:value-type="string">
            <text:p>物理名</text:p>
          </table:table-cell>
          <table:table-cell table:style-name="ce11" office:value-type="string" calcext:value-type="string">
            <text:p>和名</text:p>
          </table:table-cell>
          <table:table-cell table:style-name="ce11" office:value-type="string" calcext:value-type="string">
            <text:p>概要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uppet_noop</text:p>
          </table:table-cell>
          <table:table-cell table:style-name="ce12" office:value-type="string" calcext:value-type="string">
            <text:p>Puppet疑似適用処理</text:p>
          </table:table-cell>
          <table:table-cell table:style-name="ce12" office:value-type="string" calcext:value-type="string">
            <text:p>実行したホストでPuppetを疑似適用します。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uppet_no_noop</text:p>
          </table:table-cell>
          <table:table-cell table:style-name="ce12" office:value-type="string" calcext:value-type="string">
            <text:p>Puppet適用処理</text:p>
          </table:table-cell>
          <table:table-cell table:style-name="ce12" office:value-type="string" calcext:value-type="string">
            <text:p>実行したホストでPuppetを適用します。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uppet_show_config</text:p>
          </table:table-cell>
          <table:table-cell table:style-name="ce12" office:value-type="string" calcext:value-type="string">
            <text:p>Puppetコンフィグ情報表示処理</text:p>
          </table:table-cell>
          <table:table-cell table:style-name="ce12" office:value-type="string" calcext:value-type="string">
            <text:p>現在のPuppetコンフィグ情報を表示します。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<text:a xlink:href="#psshs" xlink:type="simple">psshs</text:a></text:p>
          </table:table-cell>
          <table:table-cell table:style-name="ce12" office:value-type="string" calcext:value-type="string">
            <text:p>パラレル SSH/SCP 連続実行処理</text:p>
          </table:table-cell>
          <table:table-cell table:style-name="ce12" office:value-type="string" calcext:value-type="string">
            <text:p>パラレルSSH/SCPを連続で実行します。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bucket_backup</text:p>
          </table:table-cell>
          <table:table-cell table:style-name="ce12" office:value-type="string" calcext:value-type="string">
            <text:p>Puppet bucketファイルバックアップ処理</text:p>
          </table:table-cell>
          <table:table-cell table:style-name="ce12" office:value-type="string" calcext:value-type="string">
            <text:p>Puppet bucketに指定されたファイルをバックアップします。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bucket_restore</text:p>
          </table:table-cell>
          <table:table-cell table:style-name="ce12" office:value-type="string" calcext:value-type="string">
            <text:p>Puppet bucketファイルリストア処理</text:p>
          </table:table-cell>
          <table:table-cell table:style-name="ce12" office:value-type="string" calcext:value-type="string">
            <text:p>Puppet bucketにバックアップしたファイルをリストアします。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sbin内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No.</text:p>
          </table:table-cell>
          <table:table-cell table:style-name="ce11" office:value-type="string" calcext:value-type="string">
            <text:p>物理名</text:p>
          </table:table-cell>
          <table:table-cell table:style-name="ce11" office:value-type="string" calcext:value-type="string">
            <text:p>和名</text:p>
          </table:table-cell>
          <table:table-cell table:style-name="ce11" office:value-type="string" calcext:value-type="string">
            <text:p>概要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#pmgt" xlink:type="simple">pmgt</text:a></text:p>
          </table:table-cell>
          <table:table-cell table:style-name="ce12" office:value-type="string" calcext:value-type="string">
            <text:p>Puppet マニフェスト生成ツール(PMGT)</text:p>
          </table:table-cell>
          <table:table-cell table:style-name="ce12" office:value-type="string" calcext:value-type="string">
            <text:p>PMGT パラメータファイルを読み込み、Puppetマニフェストの生成、パラレルSSH/SCP用ホスト一覧ファイルの生成、Puppet エージェント実行時の定数切り替え用ファイルを生成します。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ackup</text:p>
          </table:table-cell>
          <table:table-cell table:style-name="ce12" office:value-type="string" calcext:value-type="string">
            <text:p>PMGT関連ファイルバックアップ処理</text:p>
          </table:table-cell>
          <table:table-cell table:style-name="ce12" office:value-type="string" calcext:value-type="string">
            <text:p>PMGT関連のファイルをバックアップします。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ut/bin内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No.</text:p>
          </table:table-cell>
          <table:table-cell table:style-name="ce11" office:value-type="string" calcext:value-type="string">
            <text:p>物理名</text:p>
          </table:table-cell>
          <table:table-cell table:style-name="ce11" office:value-type="string" calcext:value-type="string">
            <text:p>和名</text:p>
          </table:table-cell>
          <table:table-cell table:style-name="ce11" office:value-type="string" calcext:value-type="string">
            <text:p>概要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#pmgt_collection" xlink:type="simple">pmgt_collection</text:a></text:p>
          </table:table-cell>
          <table:table-cell table:style-name="ce12" office:value-type="string" calcext:value-type="string">
            <text:p>OS 基本情報収集処理</text:p>
          </table:table-cell>
          <table:table-cell table:style-name="ce12" office:value-type="string" calcext:value-type="string">
            <text:p>OS の基本的な情報を収集します。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mgt" table:style-name="ta1">
        <office:forms form:automatic-focus="false" form:apply-design-mode="false"/>
        <table:table-column table:style-name="co1" table:default-cell-style-name="ce30"/>
        <table:table-column table:style-name="co11" table:default-cell-style-name="ce31"/>
        <table:table-column table:style-name="co5" table:number-columns-repeated="1022" table:default-cell-style-name="ce30"/>
        <table:table-row table:style-name="ro1">
          <table:table-cell table:style-name="ce29" office:value-type="string" calcext:value-type="string" table:number-columns-spanned="2" table:number-rows-spanned="1">
            <text:p>コマンド「pmgt」説明書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下記は「pmgt」をパラメータ無しで実行したとき表示される説明書と同じで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名前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pmgt - Puppet マニフェスト生成ツール(PMGT) <text:s/>Ver.0.11.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形式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pmgt [オプション] {モード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説明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PMGT パラメータファイルを読み込み、モードに対応した各種ファイルを生成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PMGT の制御は PMGT 制御ファイルで行い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モード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g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PMGT パラメータファイルを読み込み、Puppet マニフェストを生成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パラレル SSH 用のホスト一覧ファイルを生成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con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Puppet エージェント実行時の定数切り替え用ファイルを生成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オプション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--config pa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指定された PMGT 制御ファイル「config.tab」を読み込み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(省略時：/etc/puppet/PMGT/config/config.tab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--env 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指定された環境識別子の「puppet.conf_{環境識別子}」と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「site_{環境識別子}.pp」を生成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※「--module」と同時に指定された場合はエラー終了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--module modu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指定されたモジュールのみ生成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※「--env」と同時に指定された場合はエラー終了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終了ステータス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0 <text:s text:c="2"/>正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&gt;0 <text:s/>エラー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pmgt 使用許諾】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Copyright (C) 2014/3-2014/6 K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本ソフトウェアはフリー・ソフトウェアです。個人使用、業務使用に関わらず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自由に使用できます。また、再配布についても自由で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本ソフトウェアは無保証です。自己責任で使用してください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不具合のご連絡、改善要望などは、下記の URL を参照して下さい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http://www7b.biglobe.ne.jp/~dump_struct/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shs" table:style-name="ta1">
        <office:forms form:automatic-focus="false" form:apply-design-mode="false"/>
        <table:table-column table:style-name="co1" table:default-cell-style-name="ce33"/>
        <table:table-column table:style-name="co11" table:default-cell-style-name="ce34"/>
        <table:table-column table:style-name="co5" table:number-columns-repeated="1022" table:default-cell-style-name="ce33"/>
        <table:table-row table:style-name="ro1">
          <table:table-cell table:style-name="ce32" office:value-type="string" calcext:value-type="string" table:number-columns-spanned="2" table:number-rows-spanned="1">
            <text:p>コマンド「psshs」説明書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下記は「psshs」をパラメータ無しで実行したとき表示される説明書と同じで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名前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psshs - パラレル SSH/SCP 連続実行処理 <text:s/>Ver.0.7.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形式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psshs [オプション]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{ホスト名一覧ファイル | @ホスト名}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{コマンド一覧ファイル}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(all | {項目名} | @{次項目名}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説明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指定されたホストで指定されたコマンドを実行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「(all | {項目名} | @{次項目名})」は、コマンド一覧ファイル内で実行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"/>コマンドを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「all」はすべて、「項目名」は１つの項目、「@項目名」は該当する項目以降を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実行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前提条件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・対象となるホストのユーザ／パスワードが同じであること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・コマンド「expect」が利用可能であること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・SSH 接続を 1 回も行っていないホストはエラーになり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事前に 1 回以上接続してください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オプション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-t {秒}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コマンドの終了を待つ時間を秒単位で指定します。(省略時：30[秒]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-p {パラレル数}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パラレル数を指定します。(省略時：9並列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-l {ユーザ}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対象ホストにログインするユーザ名を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(省略時：環境変数 $PSSHS_USER、または $USER の値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-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コマンドの実行結果(標準出力と標準エラー出力)を画面に出力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コマンド一覧ファイルで指定するコマンドタイプが「pssh」のときのみ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有効です。(省略時：画面出力なし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--out {結果出力ベースディレクトリ}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対象ホストで実行したコマンドの標準出力と標準エラー出力を記録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ファイルを作成するディレクトリを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(省略時：カレントディレクトリ/out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ファイルへの記録が不要な場合は「""」を指定してください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出力は下記のようになり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　　　結果出力ベースディレクトリ/項目名/stdout/ホスト名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　結果出力ベースディレクトリ/項目名/stderr/ホスト名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　　「stdout/ホスト名」のファイルには、対象ホストで実行したコマンドの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標準出力結果を記録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「stderr/ホスト名」のファイルには標準エラーが記録されます。エラーが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発生していなければゼロバイトになり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--interacti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コマンドの実行を１つ１つ対話形式で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(省略時：確認なしで実行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--password {パスワード}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対象ホストにログインするときのパスワードを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　(省略時：環境変数 $PSSHS_PASSWORD、または $USER の値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ホスト一覧ファイル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ホスト一覧ファイルは、ホスト名を改行コードで区切ったテキストファイルで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コマンド一覧ファイル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コマンド一覧ファイルは、下記を改行コードで区切ったテキストファイルで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{項目名},pssh,{次項目移行条件},{コマンド} [パラメータ...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{項目名},pscp,{次項目移行条件},{ローカルパス},{リモートパス}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{項目名},pslurp,{次項目移行条件},{ﾛｰｶﾙ収集ﾃﾞｨﾚｸﾄﾘ},{ﾘﾓｰﾄﾊﾟｽ}[,ﾛｰｶﾙﾌｧｲﾙ名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※各フィールドは記号「,」で区切ってください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記号「\」や「"」でエスケープすることはできません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[項目名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項目名には２つの意味があり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１つはコマンドの結果を記録するディレクトリ名で、もう１つは実行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コマンドに名前を付け選択できるようにすることで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　項目名は大小英字と数字、アンダーバーの組み合わせで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空白やアンダーバー以外の記号は含めないでください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　項目名は一意にしてください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同じ項目名のコマンドを複数回実行した場合、後から実行したコマンドの結果で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前のコマンドの結果を上書き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[pssh | pscp | pslurp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「pssh」は対象ホストで指定されたコマンドを実行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　「pscp」はローカルホスト内にあるファイル／ディレクトリ配下を、リモート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ホストにコピー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　「pslurp」はリモートホスト内にあるファイルをローカルホストにコピー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ローカルファイル名の指定を省略した場合、リモートパスで指定した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ファイル名と同じ名前で収集します。収集するファイルに同じ名前がある場合、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ローカルファイル名を指定し、上書きされないようにしてください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　なお「pslurp」は「pssh」に「/bin/cat {パス}」を指定することで代用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できます。テキスト形式以外のファイルを「/bin/cat」する場合、オプション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「-i」(標準出力結果を画面へ出力)を指定しないでください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[次項目移行条件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次のコマンド実行に移行するための条件を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対象ホストで実行したコマンドの終了ステータスを「0」、または「1」(0 以外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すべて)で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「all」を指定すると無条件で次のコマンド実行に移行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環境変数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PSSHS_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対象ホストにログインするユーザ名を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ただし、オプション「-i」が優先され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(省略時：環境変数 $USER の値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PSSHS_PASS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対象ホストにログインするときのパスワードを指定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ただし、オプション「--password」が優先され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　(省略時：環境変数 $USER の値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終了ステータス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0 <text:s text:c="2"/>正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&gt;0 <text:s/>エラー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ot@HMPM01/bin 12:48:31#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mgt_collection" table:style-name="ta1">
        <office:forms form:automatic-focus="false" form:apply-design-mode="false"/>
        <table:table-column table:style-name="co1" table:default-cell-style-name="ce33"/>
        <table:table-column table:style-name="co11" table:default-cell-style-name="ce34"/>
        <table:table-column table:style-name="co5" table:number-columns-repeated="1022" table:default-cell-style-name="ce33"/>
        <table:table-row table:style-name="ro1">
          <table:table-cell table:style-name="ce32" office:value-type="string" calcext:value-type="string" table:number-columns-spanned="2" table:number-rows-spanned="1">
            <text:p>コマンド「pmgt_collection」説明書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下記は「pmgt_collection」をパラメータ無しで実行したとき表示される説明書と同じで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名前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pmgt_collection - OS 基本情報収集処理 <text:s/>Ver.0.2.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形式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pmgt_collection {ホスト名一覧ファイル | @ホスト名} {all | 項目名 | @項目名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説明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PMGT で定義した OS の基本的な情報を収集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　ユーザ「root」で実行する必要があり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収集内容の詳細は「/etc/puppet/PMGT/ut/cmds/pmgt_collection.cmds」を参照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してください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このファイルのフォーマット、ユーザ「root」のパスワード指定方法などは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コマンド「psshs]の説明書を参照してください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　結果はディレクトリ「/etc/puppet/PMGT/ut/results/pmgt_collection」配下に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登録します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前提条件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・コマンド「/etc/puppet/PMGT/bin/psshs」が利用可能であること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【終了ステータス】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0 <text:s text:c="2"/>正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&gt;0 <text:s/>エラー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実行例：サンプルホスト「HMPM01」「m131」「m132」の3台を対象に「pmgt_collection ../../hosts/all.txt all」を実行したときの結果。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ot@HMPM01/ut 16:02:54# p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etc/puppet/PMGT/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ot@HMPM01/ut 16:02:55# 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/ <text:s/>../ <text:s/>bin/ <text:s/>cmds/ <text:s/>results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ot@HMPM01/ut 16:02:56# cat ../hosts/all.t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ot@HMPM01/ut 16:03:00# cd bin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/ <text:s/>../ <text:s/>pmgt_collection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ot@HMPM01/bin 16:03:03# cat ../cmds/pmgt_collection.cm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コマンドによる情報収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crontab,pssh,all,/usr/bin/crontab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date,pssh,0,/bin/date '+%Y/%m/%d %H:%M:%S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hwclock,pssh,0,/sbin/hwclo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df,pssh,0,/bin/df -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env_no_profile,pssh,0,/bin/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env_profile,pssh,0,source /etc/profile; /bin/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exportfs,pssh,0,/usr/sbin/exportf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fdisk,pssh,0,/sbin/fdisk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free,pssh,0,/usr/bin/free -t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getenforce,pssh,all,/usr/sbin/getenfor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hostname,pssh,0,/bin/hos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ifconfig,pssh,0,/sbin/ifconfig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iostat,pssh,0,/usr/bin/iostat -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iptables,pssh,all,/sbin/iptables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ip6tables,pssh,all,/sbin/ip6tables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ipcs,pssh,0,/usr/bin/ip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lsblk,pssh,0,/bin/lsblk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lscpu,pssh,0,/usr/bin/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mount,pssh,0,/bin/mo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nfsstat,pssh,all,/usr/sbin/nfs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netstat,pssh,0,/bin/net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netstat_r,pssh,0,/bin/netstat -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netstat_rn,pssh,0,/bin/netstat -r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ntpstat,pssh,all,/usr/bin/ntp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ntpq,pssh,all,/usr/sbin/ntpq -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last,pssh,0,/usr/bin/la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rpcinfo,pssh,all,/usr/sbin/rpcinfo -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rpm,pssh,0,/bin/rpm -q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set,pssh,0,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top,pssh,0,/usr/bin/top -b -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tree_date,pssh,0,/usr/bin/tree -f --noreport -i -a -p -s -u -g -D /bin /boot /etc /home /lib /lib64 /opt /sbin /selinux /us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tree,pssh,0,/usr/bin/tree -f --noreport -i -a -p -s -u -g /bin /boot /etc /home /lib /lib64 /opt /sbin /selinux /us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ulimit,pssh,0,ulimit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umask,pssh,0,uma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uname,pssh,0,/bin/uname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uptime,pssh,0,/usr/bin/up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vmstat,pssh,0,/usr/bin/vm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yum_repolist,pssh,all,/usr/bin/yum repo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d_yum_list,pssh,all,/usr/bin/yum 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ファイルによる情報収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crontab,pslurp,0,$PMGT_PSR,/etc/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cron.d,pssh,0,/bin/ls /etc/cron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cron.daily,pssh,0,/bin/ls /etc/cron.dai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cron.hourly,pssh,0,/bin/ls /etc/cron.hour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cron.monthly,pssh,0,/bin/ls /etc/cron.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cron.weekly,pssh,0,/bin/ls /etc/cron.week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exports,pslurp,0,$PMGT_PSR,/etc/ex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fstab,pslurp,0,$PMGT_PSR,/etc/fs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group,pslurp,0,$PMGT_PSR,/etc/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grub.conf,pslurp,0,$PMGT_PSR,/etc/grub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hosts,pslurp,0,$PMGT_PSR,/etc/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inittab,pslurp,0,$PMGT_PSR,/etc/init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kdump.conf,pslurp,0,$PMGT_PSR,/etc/kdum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logrotate.conf,pslurp,0,$PMGT_PSR,/etc/logrotate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logrotate.d,pssh,0,/bin/ls /etc/logrotate.d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logrotate.d_more,pssh,0,/bin/more /etc/logrotate.d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motd,pslurp,all,$PMGT_PSR,/etc/mo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mtab,pslurp,0,$PMGT_PSR,/etc/m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nsswitch.conf,pslurp,0,$PMGT_PSR,/etc/nsswitch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ntp.conf,pslurp,0,$PMGT_PSR,/etc/nt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passwd,pslurp,0,$PMGT_PSR,/etc/pass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profile,pslurp,0,$PMGT_PSR,/etc/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puppet_puppet.conf,pslurp,all,$PMGT_PSR,/etc/puppet/puppet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resolv.conf,pslurp,0,$PMGT_PSR,/etc/resolv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rsyslog.conf,pslurp,0,$PMGT_PSR,/etc/rsyslog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services,pslurp,0,$PMGT_PSR,/etc/ser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shells,pslurp,0,$PMGT_PSR,/etc/she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ssh_sshd_config,pslurp,0,$PMGT_PSR,/etc/ssh/sshd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sudoers,pslurp,0,$PMGT_PSR,/etc/sudo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sysctl.conf,pslurp,0,$PMGT_PSR,/etc/sysctl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sysconfig_network,pslurp,0,$PMGT_PSR,/etc/sysconfig/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sysconfig_network-scripts_ifcfg-eth0,pslurp,0,$PMGT_PSR,/etc/sysconfig/network-scripts/ifcfg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sysconfig_network-scripts_route-eth0,pslurp,all,$PMGT_PSR,/etc/sysconfig/network-scripts/route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xinetd.conf,pslurp,0,$PMGT_PSR,/etc/xinetd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_yum.repos.d,pssh,0,/bin/ls /etc/yum.repos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ot@HMPM01/bin 16:03:13# ./pmgt_collection ../../hosts/all.txt a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crontab,pssh,all,/usr/bin/crontab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crontab/stdout" -e "/etc/puppet/PMGT/ut/results/pmgt_collection/cmd_crontab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crontab -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crontab/stdout -e /etc/puppet/PMGT/ut/results/pmgt_collection/cmd_crontab/stderr /usr/bin/crontab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0 [FAILURE] HMPM01 Exited with error cod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0 [FAILURE] m131 Exited with error cod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0 [FAILURE] m132 Exited with error code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crontab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crontab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date,pssh,0,/bin/date '+%Y/%m/%d %H:%M:%S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date/stdout" -e "/etc/puppet/PMGT/ut/results/pmgt_collection/cmd_dat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date '+%Y/%m/%d %H:%M:%S'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date/stdout -e /etc/puppet/PMGT/ut/results/pmgt_collection/cmd_date/stderr /bin/date '+%Y/%m/%d %H:%M:%S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1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1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1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dat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dat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hwclock,pssh,0,/sbin/hwclo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hwclock/stdout" -e "/etc/puppet/PMGT/ut/results/pmgt_collection/cmd_hwclock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sbin/hwcloc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hwclock/stdout -e /etc/puppet/PMGT/ut/results/pmgt_collection/cmd_hwclock/stderr /sbin/hwclo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1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1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2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hwclo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hwclock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hwclock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df,pssh,0,/bin/df -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df/stdout" -e "/etc/puppet/PMGT/ut/results/pmgt_collection/cmd_d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df -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df/stdout -e /etc/puppet/PMGT/ut/results/pmgt_collection/cmd_df/stderr /bin/df -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2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2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2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d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d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d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env_no_profile,pssh,0,/bin/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4"/>-o "/etc/puppet/PMGT/ut/results/pmgt_collection/cmd_env_no_profile/stdout" -e "/etc/puppet/PMGT/ut/results/pmgt_collection/cmd_env_no_profil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env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env_no_profile/stdout -e /etc/puppet/PMGT/ut/results/pmgt_collection/cmd_env_no_profile/stderr /bin/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2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2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2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env_no_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env_no_profil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env_no_profil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env_profile,pssh,0,source /etc/profile; /bin/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env_profile/stdout" -e "/etc/puppet/PMGT/ut/results/pmgt_collection/cmd_env_profil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ource /etc/profile; /bin/env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env_profile/stdout -e /etc/puppet/PMGT/ut/results/pmgt_collection/cmd_env_profile/stderr source /etc/profile; /bin/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2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2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2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env_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env_profil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env_profil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exportfs,pssh,0,/usr/sbin/exportf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exportfs/stdout" -e "/etc/puppet/PMGT/ut/results/pmgt_collection/cmd_exportfs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sbin/exportf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exportfs/stdout -e /etc/puppet/PMGT/ut/results/pmgt_collection/cmd_exportfs/stderr /usr/sbin/exportf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2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3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3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exportf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exportfs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exportfs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fdisk,pssh,0,/sbin/fdisk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fdisk/stdout" -e "/etc/puppet/PMGT/ut/results/pmgt_collection/cmd_fdisk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sbin/fdisk -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fdisk/stdout -e /etc/puppet/PMGT/ut/results/pmgt_collection/cmd_fdisk/stderr /sbin/fdisk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3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3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3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fdi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fdisk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fdisk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free,pssh,0,/usr/bin/free -t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free/stdout" -e "/etc/puppet/PMGT/ut/results/pmgt_collection/cmd_fre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free -t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free/stdout -e /etc/puppet/PMGT/ut/results/pmgt_collection/cmd_free/stderr /usr/bin/free -t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3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3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3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fr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fre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fre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getenforce,pssh,all,/usr/sbin/getenfor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getenforce/stdout" -e "/etc/puppet/PMGT/ut/results/pmgt_collection/cmd_getenforc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sbin/getenfor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getenforce/stdout -e /etc/puppet/PMGT/ut/results/pmgt_collection/cmd_getenforce/stderr /usr/sbin/getenfor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3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3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3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getenfor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getenforc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getenforc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hostname,pssh,0,/bin/hos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hostname/stdout" -e "/etc/puppet/PMGT/ut/results/pmgt_collection/cmd_hostnam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hostnam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hostname/stdout -e /etc/puppet/PMGT/ut/results/pmgt_collection/cmd_hostname/stderr /bin/hos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3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3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3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hos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hostnam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hostnam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ifconfig,pssh,0,/sbin/ifconfig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ifconfig/stdout" -e "/etc/puppet/PMGT/ut/results/pmgt_collection/cmd_ifconfig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sbin/ifconfig -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ifconfig/stdout -e /etc/puppet/PMGT/ut/results/pmgt_collection/cmd_ifconfig/stderr /sbin/ifconfig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4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4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4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i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fconfig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fconfig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iostat,pssh,0,/usr/bin/iostat -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iostat/stdout" -e "/etc/puppet/PMGT/ut/results/pmgt_collection/cmd_iosta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iostat -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iostat/stdout -e /etc/puppet/PMGT/ut/results/pmgt_collection/cmd_iostat/stderr /usr/bin/iostat -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4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4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4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io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osta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osta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iptables,pssh,all,/sbin/iptables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iptables/stdout" -e "/etc/puppet/PMGT/ut/results/pmgt_collection/cmd_iptables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sbin/iptables -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iptables/stdout -e /etc/puppet/PMGT/ut/results/pmgt_collection/cmd_iptables/stderr /sbin/iptables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4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4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4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ip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ptables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ptables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ip6tables,pssh,all,/sbin/ip6tables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ip6tables/stdout" -e "/etc/puppet/PMGT/ut/results/pmgt_collection/cmd_ip6tables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sbin/ip6tables -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ip6tables/stdout -e /etc/puppet/PMGT/ut/results/pmgt_collection/cmd_ip6tables/stderr /sbin/ip6tables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4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4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4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ip6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p6tables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p6tables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ipcs,pssh,0,/usr/bin/ip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ipcs/stdout" -e "/etc/puppet/PMGT/ut/results/pmgt_collection/cmd_ipcs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ipc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ipcs/stdout -e /etc/puppet/PMGT/ut/results/pmgt_collection/cmd_ipcs/stderr /usr/bin/ip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4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5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5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ip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pcs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ipcs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lsblk,pssh,0,/bin/lsblk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lsblk/stdout" -e "/etc/puppet/PMGT/ut/results/pmgt_collection/cmd_lsblk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lsblk -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lsblk/stdout -e /etc/puppet/PMGT/ut/results/pmgt_collection/cmd_lsblk/stderr /bin/lsblk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5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5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5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lsbl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lsblk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lsblk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lscpu,pssh,0,/usr/bin/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lscpu/stdout" -e "/etc/puppet/PMGT/ut/results/pmgt_collection/cmd_lscpu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lscpu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lscpu/stdout -e /etc/puppet/PMGT/ut/results/pmgt_collection/cmd_lscpu/stderr /usr/bin/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5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5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5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lscpu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lscpu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mount,pssh,0,/bin/mo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mount/stdout" -e "/etc/puppet/PMGT/ut/results/pmgt_collection/cmd_moun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moun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mount/stdout -e /etc/puppet/PMGT/ut/results/pmgt_collection/cmd_mount/stderr /bin/mo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5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5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5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mo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moun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moun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nfsstat,pssh,all,/usr/sbin/nfs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nfsstat/stdout" -e "/etc/puppet/PMGT/ut/results/pmgt_collection/cmd_nfssta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sbin/nfsst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nfsstat/stdout -e /etc/puppet/PMGT/ut/results/pmgt_collection/cmd_nfsstat/stderr /usr/sbin/nfs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5 [FAILURE] HMPM01 Exited with error code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5 [FAILURE] m131 Exited with error code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5 [FAILURE] m132 Exited with error code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nfs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fssta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fssta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netstat,pssh,0,/bin/net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netstat/stdout" -e "/etc/puppet/PMGT/ut/results/pmgt_collection/cmd_netsta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netst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netstat/stdout -e /etc/puppet/PMGT/ut/results/pmgt_collection/cmd_netstat/stderr /bin/net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6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6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6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net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etsta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etsta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netstat_r,pssh,0,/bin/netstat -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netstat_r/stdout" -e "/etc/puppet/PMGT/ut/results/pmgt_collection/cmd_netstat_r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netstat -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netstat_r/stdout -e /etc/puppet/PMGT/ut/results/pmgt_collection/cmd_netstat_r/stderr /bin/netstat -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6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6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6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netstat_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etstat_r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etstat_r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netstat_rn,pssh,0,/bin/netstat -r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netstat_rn/stdout" -e "/etc/puppet/PMGT/ut/results/pmgt_collection/cmd_netstat_rn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netstat -r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netstat_rn/stdout -e /etc/puppet/PMGT/ut/results/pmgt_collection/cmd_netstat_rn/stderr /bin/netstat -r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6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6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6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netstat_r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etstat_rn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etstat_rn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ntpstat,pssh,all,/usr/bin/ntp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ntpstat/stdout" -e "/etc/puppet/PMGT/ut/results/pmgt_collection/cmd_ntpsta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ntpst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ntpstat/stdout -e /etc/puppet/PMGT/ut/results/pmgt_collection/cmd_ntpstat/stderr /usr/bin/ntp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6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6 [FAILURE] m132 Exited with error code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6 [FAILURE] m131 Exited with error code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ntp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tpsta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tpsta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ntpq,pssh,all,/usr/sbin/ntpq -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ntpq/stdout" -e "/etc/puppet/PMGT/ut/results/pmgt_collection/cmd_ntpq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sbin/ntpq -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ntpq/stdout -e /etc/puppet/PMGT/ut/results/pmgt_collection/cmd_ntpq/stderr /usr/sbin/ntpq -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6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6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7 [SUCCESS] HMPM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ntpq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tpq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ntpq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last,pssh,0,/usr/bin/la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last/stdout" -e "/etc/puppet/PMGT/ut/results/pmgt_collection/cmd_las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la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last/stdout -e /etc/puppet/PMGT/ut/results/pmgt_collection/cmd_last/stderr /usr/bin/la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7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7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7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la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las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las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rpcinfo,pssh,all,/usr/sbin/rpcinfo -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rpcinfo/stdout" -e "/etc/puppet/PMGT/ut/results/pmgt_collection/cmd_rpcinfo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sbin/rpcinfo -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rpcinfo/stdout -e /etc/puppet/PMGT/ut/results/pmgt_collection/cmd_rpcinfo/stderr /usr/sbin/rpcinfo -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7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7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7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rpc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rpcinfo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rpcinfo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rpm,pssh,0,/bin/rpm -q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rpm/stdout" -e "/etc/puppet/PMGT/ut/results/pmgt_collection/cmd_rpm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rpm -q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rpm/stdout -e /etc/puppet/PMGT/ut/results/pmgt_collection/cmd_rpm/stderr /bin/rpm -q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8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8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8 [SUCCESS] HMPM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rp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rpm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rpm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set,pssh,0,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set/stdout" -e "/etc/puppet/PMGT/ut/results/pmgt_collection/cmd_se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e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set/stdout -e /etc/puppet/PMGT/ut/results/pmgt_collection/cmd_set/stderr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8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8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8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se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se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top,pssh,0,/usr/bin/top -b -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top/stdout" -e "/etc/puppet/PMGT/ut/results/pmgt_collection/cmd_top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top -b -n 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top/stdout -e /etc/puppet/PMGT/ut/results/pmgt_collection/cmd_top/stderr /usr/bin/top -b -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49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49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49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top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top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tree_date,pssh,0,/usr/bin/tree -f --noreport -i -a -p -s -u -g -D /bin /boot /etc /home /lib /lib64 /opt /sbin /selinux /us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tree_date/stdout" -e "/etc/puppet/PMGT/ut/results/pmgt_collection/cmd_tree_dat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tree -f --noreport -i -a -p -s -u -g -D /bin /boot /etc /home /lib /lib64 /opt /sbin /selinux /us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pawn /usr/bin/pssh -A -t 30 -p 9 -l root -h ../../hosts/all.txt -o /etc/puppet/PMGT/ut/results/pmgt_collection/cmd_tree_date/stdout -e /etc/puppet/PMGT/ut/results/pmgt_collection/cmd_tree_date/stderr /usr/bin/tree -f --noreport -i -a -p -s -u -g -D /bin /boot /etc /home /lib /lib64 /opt /sbin /selinux /us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51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51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52 [SUCCESS] HMPM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tree_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tree_dat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tree_dat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tree,pssh,0,/usr/bin/tree -f --noreport -i -a -p -s -u -g /bin /boot /etc /home /lib /lib64 /opt /sbin /selinux /us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tree/stdout" -e "/etc/puppet/PMGT/ut/results/pmgt_collection/cmd_tre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tree -f --noreport -i -a -p -s -u -g /bin /boot /etc /home /lib /lib64 /opt /sbin /selinux /us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pawn /usr/bin/pssh -A -t 30 -p 9 -l root -h ../../hosts/all.txt -o /etc/puppet/PMGT/ut/results/pmgt_collection/cmd_tree/stdout -e /etc/puppet/PMGT/ut/results/pmgt_collection/cmd_tree/stderr /usr/bin/tree -f --noreport -i -a -p -s -u -g /bin /boot /etc /home /lib /lib64 /opt /sbin /selinux /us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54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54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55 [SUCCESS] HMPM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tr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tre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tre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ulimit,pssh,0,ulimit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ulimit/stdout" -e "/etc/puppet/PMGT/ut/results/pmgt_collection/cmd_ulimi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ulimit -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ulimit/stdout -e /etc/puppet/PMGT/ut/results/pmgt_collection/cmd_ulimit/stderr ulimit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55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55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55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ulim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ulimi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ulimi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umask,pssh,0,uma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umask/stdout" -e "/etc/puppet/PMGT/ut/results/pmgt_collection/cmd_umask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umas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umask/stdout -e /etc/puppet/PMGT/ut/results/pmgt_collection/cmd_umask/stderr uma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55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55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55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uma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umask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umask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uname,pssh,0,/bin/uname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uname/stdout" -e "/etc/puppet/PMGT/ut/results/pmgt_collection/cmd_unam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uname -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uname/stdout -e /etc/puppet/PMGT/ut/results/pmgt_collection/cmd_uname/stderr /bin/uname -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56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56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56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u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unam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unam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uptime,pssh,0,/usr/bin/up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uptime/stdout" -e "/etc/puppet/PMGT/ut/results/pmgt_collection/cmd_uptim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uptim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uptime/stdout -e /etc/puppet/PMGT/ut/results/pmgt_collection/cmd_uptime/stderr /usr/bin/up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56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56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56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up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uptim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uptim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vmstat,pssh,0,/usr/bin/vm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vmstat/stdout" -e "/etc/puppet/PMGT/ut/results/pmgt_collection/cmd_vmsta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vmst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vmstat/stdout -e /etc/puppet/PMGT/ut/results/pmgt_collection/cmd_vmstat/stderr /usr/bin/vm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56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56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56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vm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vmsta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vmsta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yum_repolist,pssh,all,/usr/bin/yum repo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yum_repolist/stdout" -e "/etc/puppet/PMGT/ut/results/pmgt_collection/cmd_yum_repolis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yum repoli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yum_repolist/stdout -e /etc/puppet/PMGT/ut/results/pmgt_collection/cmd_yum_repolist/stderr /usr/bin/yum repo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3:56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3:56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3:59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yum_repo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yum_repolis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yum_repolis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cmd_yum_list,pssh,all,/usr/bin/yum 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cmd_yum_list/stdout" -e "/etc/puppet/PMGT/ut/results/pmgt_collection/cmd_yum_list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usr/bin/yum li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cmd_yum_list/stdout -e /etc/puppet/PMGT/ut/results/pmgt_collection/cmd_yum_list/stderr /usr/bin/yum 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0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1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3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cmd_yum_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yum_list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cmd_yum_list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crontab,pslurp,0,/etc/puppet/PMGT/ut/results/pmgt_collection,/etc/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crontab/stdout" -e "/etc/puppet/PMGT/ut/results/pmgt_collection/etc_crontab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crontab" "crontab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crontab/stdout -e /etc/puppet/PMGT/ut/results/pmgt_collection/etc_crontab/stderr -L /etc/puppet/PMGT/ut/results/pmgt_collection -r /etc/crontab 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4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4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4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tab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tab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cron.d,pssh,0,/bin/ls /etc/cron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cron.d/stdout" -e "/etc/puppet/PMGT/ut/results/pmgt_collection/etc_cron.d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ls /etc/cron.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etc_cron.d/stdout -e /etc/puppet/PMGT/ut/results/pmgt_collection/etc_cron.d/stderr /bin/ls /etc/cron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4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4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4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cron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d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d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cron.daily,pssh,0,/bin/ls /etc/cron.dai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cron.daily/stdout" -e "/etc/puppet/PMGT/ut/results/pmgt_collection/etc_cron.daily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ls /etc/cron.dail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etc_cron.daily/stdout -e /etc/puppet/PMGT/ut/results/pmgt_collection/etc_cron.daily/stderr /bin/ls /etc/cron.dai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4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4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4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cron.dai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daily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daily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cron.hourly,pssh,0,/bin/ls /etc/cron.hour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cron.hourly/stdout" -e "/etc/puppet/PMGT/ut/results/pmgt_collection/etc_cron.hourly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ls /etc/cron.hourl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etc_cron.hourly/stdout -e /etc/puppet/PMGT/ut/results/pmgt_collection/etc_cron.hourly/stderr /bin/ls /etc/cron.hour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4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4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4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cron.hour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hourly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hourly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cron.monthly,pssh,0,/bin/ls /etc/cron.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cron.monthly/stdout" -e "/etc/puppet/PMGT/ut/results/pmgt_collection/etc_cron.monthly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ls /etc/cron.monthl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etc_cron.monthly/stdout -e /etc/puppet/PMGT/ut/results/pmgt_collection/etc_cron.monthly/stderr /bin/ls /etc/cron.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5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5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5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cron.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monthly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monthly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cron.weekly,pssh,0,/bin/ls /etc/cron.week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cron.weekly/stdout" -e "/etc/puppet/PMGT/ut/results/pmgt_collection/etc_cron.weekly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ls /etc/cron.weekl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etc_cron.weekly/stdout -e /etc/puppet/PMGT/ut/results/pmgt_collection/etc_cron.weekly/stderr /bin/ls /etc/cron.week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5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5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5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cron.week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weekly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cron.weekly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exports,pslurp,0,/etc/puppet/PMGT/ut/results/pmgt_collection,/etc/ex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exports/stdout" -e "/etc/puppet/PMGT/ut/results/pmgt_collection/etc_exports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exports" "exports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exports/stdout -e /etc/puppet/PMGT/ut/results/pmgt_collection/etc_exports/stderr -L /etc/puppet/PMGT/ut/results/pmgt_collection -r /etc/exports ex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5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5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7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ex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ex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exports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exports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fstab,pslurp,0,/etc/puppet/PMGT/ut/results/pmgt_collection,/etc/fs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fstab/stdout" -e "/etc/puppet/PMGT/ut/results/pmgt_collection/etc_fstab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fstab" "fstab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fstab/stdout -e /etc/puppet/PMGT/ut/results/pmgt_collection/etc_fstab/stderr -L /etc/puppet/PMGT/ut/results/pmgt_collection -r /etc/fstab fs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7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7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7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fs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fs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fstab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fstab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group,pslurp,0,/etc/puppet/PMGT/ut/results/pmgt_collection,/etc/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group/stdout" -e "/etc/puppet/PMGT/ut/results/pmgt_collection/etc_group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group" "group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group/stdout -e /etc/puppet/PMGT/ut/results/pmgt_collection/etc_group/stderr -L /etc/puppet/PMGT/ut/results/pmgt_collection -r /etc/group 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7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7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7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group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group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grub.conf,pslurp,0,/etc/puppet/PMGT/ut/results/pmgt_collection,/etc/grub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grub.conf/stdout" -e "/etc/puppet/PMGT/ut/results/pmgt_collection/etc_grub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grub.conf" "grub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grub.conf/stdout -e /etc/puppet/PMGT/ut/results/pmgt_collection/etc_grub.conf/stderr -L /etc/puppet/PMGT/ut/results/pmgt_collection -r /etc/grub.conf grub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8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8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8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grub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grub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grub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grub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hosts,pslurp,0,/etc/puppet/PMGT/ut/results/pmgt_collection,/etc/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hosts/stdout" -e "/etc/puppet/PMGT/ut/results/pmgt_collection/etc_hosts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hosts" "hosts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hosts/stdout -e /etc/puppet/PMGT/ut/results/pmgt_collection/etc_hosts/stderr -L /etc/puppet/PMGT/ut/results/pmgt_collection -r /etc/hosts 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8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8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8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hosts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hosts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inittab,pslurp,0,/etc/puppet/PMGT/ut/results/pmgt_collection,/etc/init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inittab/stdout" -e "/etc/puppet/PMGT/ut/results/pmgt_collection/etc_inittab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inittab" "inittab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inittab/stdout -e /etc/puppet/PMGT/ut/results/pmgt_collection/etc_inittab/stderr -L /etc/puppet/PMGT/ut/results/pmgt_collection -r /etc/inittab init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8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8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8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init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init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inittab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inittab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kdump.conf,pslurp,0,/etc/puppet/PMGT/ut/results/pmgt_collection,/etc/kdum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kdump.conf/stdout" -e "/etc/puppet/PMGT/ut/results/pmgt_collection/etc_kdump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kdump.conf" "kdump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kdump.conf/stdout -e /etc/puppet/PMGT/ut/results/pmgt_collection/etc_kdump.conf/stderr -L /etc/puppet/PMGT/ut/results/pmgt_collection -r /etc/kdump.conf kdum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8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8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8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kdum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kdum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kdump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kdump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logrotate.conf,pslurp,0,/etc/puppet/PMGT/ut/results/pmgt_collection,/etc/logrotate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4"/>-o "/etc/puppet/PMGT/ut/results/pmgt_collection/etc_logrotate.conf/stdout" -e "/etc/puppet/PMGT/ut/results/pmgt_collection/etc_logrotate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logrotate.conf" "logrotate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pawn /usr/bin/pslurp -A -t 30 -p 9 -l root -h ../../hosts/all.txt -o /etc/puppet/PMGT/ut/results/pmgt_collection/etc_logrotate.conf/stdout -e /etc/puppet/PMGT/ut/results/pmgt_collection/etc_logrotate.conf/stderr -L /etc/puppet/PMGT/ut/results/pmgt_collection -r /etc/logrotate.conf logrotate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9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9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9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logrotate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logrotate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logrotate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logrotate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logrotate.d,pssh,0,/bin/ls /etc/logrotate.d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logrotate.d/stdout" -e "/etc/puppet/PMGT/ut/results/pmgt_collection/etc_logrotate.d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ls /etc/logrotate.d/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etc_logrotate.d/stdout -e /etc/puppet/PMGT/ut/results/pmgt_collection/etc_logrotate.d/stderr /bin/ls /etc/logrotate.d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9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9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9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logrotate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logrotate.d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logrotate.d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logrotate.d_more,pssh,0,/bin/more /etc/logrotate.d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4"/>-o "/etc/puppet/PMGT/ut/results/pmgt_collection/etc_logrotate.d_more/stdout" -e "/etc/puppet/PMGT/ut/results/pmgt_collection/etc_logrotate.d_mor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more /etc/logrotate.d/*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etc_logrotate.d_more/stdout -e /etc/puppet/PMGT/ut/results/pmgt_collection/etc_logrotate.d_more/stderr /bin/more /etc/logrotate.d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9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9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9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logrotate.d_m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logrotate.d_mor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logrotate.d_mor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motd,pslurp,all,/etc/puppet/PMGT/ut/results/pmgt_collection,/etc/mo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motd/stdout" -e "/etc/puppet/PMGT/ut/results/pmgt_collection/etc_motd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motd" "motd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motd/stdout -e /etc/puppet/PMGT/ut/results/pmgt_collection/etc_motd/stderr -L /etc/puppet/PMGT/ut/results/pmgt_collection -r /etc/motd mo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9 [FAILURE] HMPM01 Exited with error cod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9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9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mo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mo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motd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motd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mtab,pslurp,0,/etc/puppet/PMGT/ut/results/pmgt_collection,/etc/m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mtab/stdout" -e "/etc/puppet/PMGT/ut/results/pmgt_collection/etc_mtab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mtab" "mtab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mtab/stdout -e /etc/puppet/PMGT/ut/results/pmgt_collection/etc_mtab/stderr -L /etc/puppet/PMGT/ut/results/pmgt_collection -r /etc/mtab m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09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09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09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m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m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mtab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mtab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nsswitch.conf,pslurp,0,/etc/puppet/PMGT/ut/results/pmgt_collection,/etc/nsswitch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nsswitch.conf/stdout" -e "/etc/puppet/PMGT/ut/results/pmgt_collection/etc_nsswitch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nsswitch.conf" "nsswitch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nsswitch.conf/stdout -e /etc/puppet/PMGT/ut/results/pmgt_collection/etc_nsswitch.conf/stderr -L /etc/puppet/PMGT/ut/results/pmgt_collection -r /etc/nsswitch.conf nsswitch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0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0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0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nsswitch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nsswitch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nsswitch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nsswitch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ntp.conf,pslurp,0,/etc/puppet/PMGT/ut/results/pmgt_collection,/etc/nt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ntp.conf/stdout" -e "/etc/puppet/PMGT/ut/results/pmgt_collection/etc_ntp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ntp.conf" "ntp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ntp.conf/stdout -e /etc/puppet/PMGT/ut/results/pmgt_collection/etc_ntp.conf/stderr -L /etc/puppet/PMGT/ut/results/pmgt_collection -r /etc/ntp.conf nt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0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0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0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nt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nt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ntp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ntp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passwd,pslurp,0,/etc/puppet/PMGT/ut/results/pmgt_collection,/etc/pass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passwd/stdout" -e "/etc/puppet/PMGT/ut/results/pmgt_collection/etc_passwd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passwd" "passwd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passwd/stdout -e /etc/puppet/PMGT/ut/results/pmgt_collection/etc_passwd/stderr -L /etc/puppet/PMGT/ut/results/pmgt_collection -r /etc/passwd pass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0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0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0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pass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pass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passwd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passwd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profile,pslurp,0,/etc/puppet/PMGT/ut/results/pmgt_collection,/etc/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profile/stdout" -e "/etc/puppet/PMGT/ut/results/pmgt_collection/etc_profile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profile" "profile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profile/stdout -e /etc/puppet/PMGT/ut/results/pmgt_collection/etc_profile/stderr -L /etc/puppet/PMGT/ut/results/pmgt_collection -r /etc/profile 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0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0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0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profile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profile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puppet_puppet.conf,pslurp,all,/etc/puppet/PMGT/ut/results/pmgt_collection,/etc/puppet/puppet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4"/>-o "/etc/puppet/PMGT/ut/results/pmgt_collection/etc_puppet_puppet.conf/stdout" -e "/etc/puppet/PMGT/ut/results/pmgt_collection/etc_puppet_puppet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puppet/puppet.conf" "puppet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pawn /usr/bin/pslurp -A -t 30 -p 9 -l root -h ../../hosts/all.txt -o /etc/puppet/PMGT/ut/results/pmgt_collection/etc_puppet_puppet.conf/stdout -e /etc/puppet/PMGT/ut/results/pmgt_collection/etc_puppet_puppet.conf/stderr -L /etc/puppet/PMGT/ut/results/pmgt_collection -r /etc/puppet/puppet.conf puppet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1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1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1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puppet_puppet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puppet_puppet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puppet_puppet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puppet_puppet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resolv.conf,pslurp,0,/etc/puppet/PMGT/ut/results/pmgt_collection,/etc/resolv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resolv.conf/stdout" -e "/etc/puppet/PMGT/ut/results/pmgt_collection/etc_resolv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resolv.conf" "resolv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resolv.conf/stdout -e /etc/puppet/PMGT/ut/results/pmgt_collection/etc_resolv.conf/stderr -L /etc/puppet/PMGT/ut/results/pmgt_collection -r /etc/resolv.conf resolv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1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1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1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resolv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resolv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resolv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resolv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rsyslog.conf,pslurp,0,/etc/puppet/PMGT/ut/results/pmgt_collection,/etc/rsyslog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rsyslog.conf/stdout" -e "/etc/puppet/PMGT/ut/results/pmgt_collection/etc_rsyslog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rsyslog.conf" "rsyslog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rsyslog.conf/stdout -e /etc/puppet/PMGT/ut/results/pmgt_collection/etc_rsyslog.conf/stderr -L /etc/puppet/PMGT/ut/results/pmgt_collection -r /etc/rsyslog.conf rsyslog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1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1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1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rsyslog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rsyslog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rsyslog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rsyslog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services,pslurp,0,/etc/puppet/PMGT/ut/results/pmgt_collection,/etc/ser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services/stdout" -e "/etc/puppet/PMGT/ut/results/pmgt_collection/etc_services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services" "services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services/stdout -e /etc/puppet/PMGT/ut/results/pmgt_collection/etc_services/stderr -L /etc/puppet/PMGT/ut/results/pmgt_collection -r /etc/services ser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1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1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1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ser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ser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ervices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ervices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shells,pslurp,0,/etc/puppet/PMGT/ut/results/pmgt_collection,/etc/she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shells/stdout" -e "/etc/puppet/PMGT/ut/results/pmgt_collection/etc_shells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shells" "shells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shells/stdout -e /etc/puppet/PMGT/ut/results/pmgt_collection/etc_shells/stderr -L /etc/puppet/PMGT/ut/results/pmgt_collection -r /etc/shells she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2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2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2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she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she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hells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hells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ssh_sshd_config,pslurp,0,/etc/puppet/PMGT/ut/results/pmgt_collection,/etc/ssh/sshd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4"/>-o "/etc/puppet/PMGT/ut/results/pmgt_collection/etc_ssh_sshd_config/stdout" -e "/etc/puppet/PMGT/ut/results/pmgt_collection/etc_ssh_sshd_config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ssh/sshd_config" "sshd_config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ssh_sshd_config/stdout -e /etc/puppet/PMGT/ut/results/pmgt_collection/etc_ssh_sshd_config/stderr -L /etc/puppet/PMGT/ut/results/pmgt_collection -r /etc/ssh/sshd_config sshd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2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2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2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ssh_sshd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ssh_sshd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sh_sshd_config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sh_sshd_config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sudoers,pslurp,0,/etc/puppet/PMGT/ut/results/pmgt_collection,/etc/sudo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sudoers/stdout" -e "/etc/puppet/PMGT/ut/results/pmgt_collection/etc_sudoers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sudoers" "sudoers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sudoers/stdout -e /etc/puppet/PMGT/ut/results/pmgt_collection/etc_sudoers/stderr -L /etc/puppet/PMGT/ut/results/pmgt_collection -r /etc/sudoers sudo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2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2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2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sudo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sudo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udoers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udoers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sysctl.conf,pslurp,0,/etc/puppet/PMGT/ut/results/pmgt_collection,/etc/sysctl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sysctl.conf/stdout" -e "/etc/puppet/PMGT/ut/results/pmgt_collection/etc_sysctl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sysctl.conf" "sysctl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sysctl.conf/stdout -e /etc/puppet/PMGT/ut/results/pmgt_collection/etc_sysctl.conf/stderr -L /etc/puppet/PMGT/ut/results/pmgt_collection -r /etc/sysctl.conf sysctl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2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2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2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sysctl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sysctl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ysctl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ysctl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sysconfig_network,pslurp,0,/etc/puppet/PMGT/ut/results/pmgt_collection,/etc/sysconfig/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4"/>-o "/etc/puppet/PMGT/ut/results/pmgt_collection/etc_sysconfig_network/stdout" -e "/etc/puppet/PMGT/ut/results/pmgt_collection/etc_sysconfig_network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sysconfig/network" "network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sysconfig_network/stdout -e /etc/puppet/PMGT/ut/results/pmgt_collection/etc_sysconfig_network/stderr -L /etc/puppet/PMGT/ut/results/pmgt_collection -r /etc/sysconfig/network 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2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2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2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sysconfig_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sysconfig_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ysconfig_network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ysconfig_network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sysconfig_network-scripts_ifcfg-eth0,pslurp,0,/etc/puppet/PMGT/ut/results/pmgt_collection,/etc/sysconfig/network-scripts/ifcfg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4"/>-o "/etc/puppet/PMGT/ut/results/pmgt_collection/etc_sysconfig_network-scripts_ifcfg-eth0/stdout" -e "/etc/puppet/PMGT/ut/results/pmgt_collection/etc_sysconfig_network-scripts_ifcfg-eth0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sysconfig/network-scripts/ifcfg-eth0" "ifcfg-eth0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pawn /usr/bin/pslurp -A -t 30 -p 9 -l root -h ../../hosts/all.txt -o /etc/puppet/PMGT/ut/results/pmgt_collection/etc_sysconfig_network-scripts_ifcfg-eth0/stdout -e /etc/puppet/PMGT/ut/results/pmgt_collection/etc_sysconfig_network-scripts_ifcfg-eth0/stderr -L /etc/puppet/PMGT/ut/results/pmgt_collection -r /etc/sysconfig/network-scripts/ifcfg-eth0 ifcfg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3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3 [SUCCESS] 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3 [SUCCESS] m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sysconfig_network-scripts_ifcfg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sysconfig_network-scripts_ifcfg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ysconfig_network-scripts_ifcfg-eth0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ysconfig_network-scripts_ifcfg-eth0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sysconfig_network-scripts_route-eth0,pslurp,all,/etc/puppet/PMGT/ut/results/pmgt_collection,/etc/sysconfig/network-scripts/route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4"/>-o "/etc/puppet/PMGT/ut/results/pmgt_collection/etc_sysconfig_network-scripts_route-eth0/stdout" -e "/etc/puppet/PMGT/ut/results/pmgt_collection/etc_sysconfig_network-scripts_route-eth0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sysconfig/network-scripts/route-eth0" "route-eth0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pawn /usr/bin/pslurp -A -t 30 -p 9 -l root -h ../../hosts/all.txt -o /etc/puppet/PMGT/ut/results/pmgt_collection/etc_sysconfig_network-scripts_route-eth0/stdout -e /etc/puppet/PMGT/ut/results/pmgt_collection/etc_sysconfig_network-scripts_route-eth0/stderr -L /etc/puppet/PMGT/ut/results/pmgt_collection -r /etc/sysconfig/network-scripts/route-eth0 route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3 [FAILURE] HMPM01 Exited with error cod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3 [FAILURE] m132 Exited with error cod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3 [FAILURE] m131 Exited with error code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sysconfig_network-scripts_route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sysconfig_network-scripts_route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ysconfig_network-scripts_route-eth0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sysconfig_network-scripts_route-eth0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xinetd.conf,pslurp,0,/etc/puppet/PMGT/ut/results/pmgt_collection,/etc/xinetd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lurp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xinetd.conf/stdout" -e "/etc/puppet/PMGT/ut/results/pmgt_collection/etc_xinetd.conf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L "/etc/puppet/PMGT/ut/results/pmgt_collection" -r "/etc/xinetd.conf" "xinetd.conf" 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pawn /usr/bin/pslurp -A -t 30 -p 9 -l root -h ../../hosts/all.txt -o /etc/puppet/PMGT/ut/results/pmgt_collection/etc_xinetd.conf/stdout -e /etc/puppet/PMGT/ut/results/pmgt_collection/etc_xinetd.conf/stderr -L /etc/puppet/PMGT/ut/results/pmgt_collection -r /etc/xinetd.conf xinetd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3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3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3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pslurp 結果検証コマンドサンプル: etc_xinetd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-l /etc/puppet/PMGT/ut/results/pmgt_collection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xinetd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xinetd.conf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xinetd.conf/stderr/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#### etc_yum.repos.d,pssh,0,/bin/ls /etc/yum.repos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/usr/bin/pssh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A -t 30 -p 9 -l root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h "../../hosts/all.txt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-o "/etc/puppet/PMGT/ut/results/pmgt_collection/etc_yum.repos.d/stdout" -e "/etc/puppet/PMGT/ut/results/pmgt_collection/etc_yum.repos.d/stderr" 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\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/bin/ls /etc/yum.repos.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wn /usr/bin/pssh -A -t 30 -p 9 -l root -h ../../hosts/all.txt -o /etc/puppet/PMGT/ut/results/pmgt_collection/etc_yum.repos.d/stdout -e /etc/puppet/PMGT/ut/results/pmgt_collection/etc_yum.repos.d/stderr /bin/ls /etc/yum.repos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ning: do not enter your password if anyone else has 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vileges or access to your accou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1] 16:04:13 [SUCCESS] 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2] 16:04:13 [SUCCESS] 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3] 16:04:13 [SUCCESS] m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結果検証コマンドサンプル: etc_yum.repos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yum.repos.d/stdout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 /etc/puppet/PMGT/ut/results/pmgt_collection/etc_yum.repos.d/stderr/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ot@HMPM01/bin 16:04:13# /usr/bin/tree -f --noreport -i ../results/pmgt_collection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ex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fs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grub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ifcfg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init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kdum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logrotate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m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nsswitch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nt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pass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puppet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resolv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rsyslog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ser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she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sshd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sudo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sysctl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HMPM01/xinetd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crontab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crontab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crontab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crontab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crontab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crontab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crontab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crontab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at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at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at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at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at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at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at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at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d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no_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no_profil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no_profil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no_profil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no_profil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no_profil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no_profil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no_profil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no_profil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profil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profil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profil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profil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profil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profil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profil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nv_profil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xportf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xportfs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xportfs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xportfs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xportfs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xportfs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xportfs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xportfs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exportfs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di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disk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disk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disk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disk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disk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disk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disk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disk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r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re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re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re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re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re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re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re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fre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getenfor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getenforc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getenforc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getenforc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getenforc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getenforc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getenforc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getenforc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getenforc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os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ostnam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ostnam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ostnam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ostnam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ostnam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ostnam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ostnam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ostnam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wclo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wclock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wclock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wclock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wclock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wclock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wclock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wclock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hwclock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fconfig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fconfig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fconfig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fconfig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fconfig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fconfig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fconfig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fconfig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o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osta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osta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osta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osta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osta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osta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osta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osta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6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6tables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6tables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6tables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6tables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6tables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6tables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6tables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6tables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cs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cs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cs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cs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cs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cs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cs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cs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tables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tables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tables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tables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tables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tables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tables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iptables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a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as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as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as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as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as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as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as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as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bl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blk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blk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blk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blk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blk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blk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blk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blk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cpu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cpu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cpu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cpu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cpu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cpu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cpu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lscpu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mo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moun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moun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moun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moun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moun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moun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moun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moun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n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n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n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n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n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n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n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etstat_rn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fs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fssta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fssta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fssta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fssta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fssta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fssta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fssta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fssta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q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q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q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q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q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q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q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q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q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sta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sta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sta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sta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sta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sta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sta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ntpsta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c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cinfo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cinfo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cinfo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cinfo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cinfo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cinfo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cinfo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cinfo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m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m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m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m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m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m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m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rpm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se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se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se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se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se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se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se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se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op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op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op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op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op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op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op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op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_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_dat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_dat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_dat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_dat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_dat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_dat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_dat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tree_dat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lim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limi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limi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limi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limi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limi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limi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limi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limi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ma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mask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mask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mask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mask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mask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mask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mask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mask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nam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nam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nam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nam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nam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nam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nam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nam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p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ptim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ptim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ptim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ptim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ptim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ptim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ptim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uptim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vmst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vmsta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vmsta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vmsta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vmsta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vmsta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vmsta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vmsta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vmsta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lis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lis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lis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lis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lis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lis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lis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lis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repo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repolist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repolist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repolist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repolist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repolist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repolist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repolist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cmd_yum_repolist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ai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aily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aily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aily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aily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aily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aily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aily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daily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hour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hourly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hourly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hourly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hourly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hourly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hourly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hourly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hourly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monthly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monthly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monthly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monthly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monthly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monthly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monthly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monthly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week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weekly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weekly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weekly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weekly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weekly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weekly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weekly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.weekly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tab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tab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tab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tab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tab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tab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tab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crontab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ex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exports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exports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exports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exports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exports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exports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exports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exports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fs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fstab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fstab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fstab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fstab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fstab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fstab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fstab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fstab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oup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oup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oup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oup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oup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oup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oup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oup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ub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ub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ub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ub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ub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ub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ub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ub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grub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hosts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hosts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hosts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hosts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hosts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hosts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hosts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hosts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init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inittab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inittab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inittab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inittab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inittab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inittab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inittab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inittab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kdum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kdump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kdump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kdump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kdump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kdump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kdump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kdump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kdump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_m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_mor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_mor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_mor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_mor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_mor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_mor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_mor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logrotate.d_mor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o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otd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otd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otd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otd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otd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otd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otd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otd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tab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tab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tab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tab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tab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tab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tab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mtab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sswitch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sswitch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sswitch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sswitch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sswitch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sswitch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sswitch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sswitch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sswitch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t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tp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tp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tp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tp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tp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tp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tp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ntp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ass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asswd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asswd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asswd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asswd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asswd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asswd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asswd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asswd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rofile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rofile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rofile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rofile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rofile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rofile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rofile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rofile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uppet_puppet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uppet_puppet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uppet_puppet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uppet_puppet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uppet_puppet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uppet_puppet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uppet_puppet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uppet_puppet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puppet_puppet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esolv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esolv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esolv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esolv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esolv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esolv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esolv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esolv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esolv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syslog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syslog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syslog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syslog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syslog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syslog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syslog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syslog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rsyslog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er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ervices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ervices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ervices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ervices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ervices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ervices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ervices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ervices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he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hells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hells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hells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hells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hells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hells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hells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hells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sh_sshd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sh_sshd_config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sh_sshd_config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sh_sshd_config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sh_sshd_config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sh_sshd_config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sh_sshd_config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sh_sshd_config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sh_sshd_config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udo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udoers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udoers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udoers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udoers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udoers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udoers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udoers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udoers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ifcfg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ifcfg-eth0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ifcfg-eth0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ifcfg-eth0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ifcfg-eth0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ifcfg-eth0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ifcfg-eth0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ifcfg-eth0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ifcfg-eth0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route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route-eth0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route-eth0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route-eth0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route-eth0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route-eth0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route-eth0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route-eth0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onfig_network-scripts_route-eth0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tl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tl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tl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tl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tl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tl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tl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tl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sysctl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xinetd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xinetd.conf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xinetd.conf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xinetd.conf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xinetd.conf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xinetd.conf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xinetd.conf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xinetd.conf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xinetd.conf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yum.repos.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yum.repos.d/stde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yum.repos.d/stderr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yum.repos.d/stderr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yum.repos.d/stderr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yum.repos.d/std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yum.repos.d/stdout/HMPM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yum.repos.d/stdout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etc_yum.repos.d/stdout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ex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fs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grub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ifcfg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init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kdum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logrotate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mo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m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nsswitch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nt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pass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puppet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resolv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rsyslog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ser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she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sshd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sudo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sysctl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1/xinetd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cron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ex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fs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grub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ho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ifcfg-eth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init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kdum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logrotate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mo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mt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nsswitch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ntp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passw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puppet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resolv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rsyslog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ser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she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sshd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sudo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sysctl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./results/pmgt_collection/m132/xinetd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ot@HMPM01/bin 16:04:47#</text:p>
          </table:table-cell>
          <table:table-cell table:number-columns-repeated="1022"/>
        </table:table-row>
        <table:table-row table:style-name="ro1" table:number-rows-repeated="10461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00/00/00</text:date>, <text:time style:data-style-name="N2" text:time-value="12:48:47.54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0-13T12:50:07.472000000</dc:date>
    <meta:editing-duration>P4DT4H53M46S</meta:editing-duration>
    <meta:editing-cycles>613</meta:editing-cycles>
    <meta:generator>LibreOffice/4.2.6.3$Windows_x86 LibreOffice_project/3fd416d4c6db7d3204c17ce57a1d70f6e531ee21</meta:generator>
    <meta:document-statistic meta:table-count="5" meta:cell-count="2378" meta:object-count="0"/>
  </office:meta>
</office:document-meta>
</file>